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text:span> The Role of Fibonacci-Collatz Scaling in Natural Growth and Energy Organization</text:p>
      <text:p text:style-name="Text_20_body"><text:span text:style-name="Strong_20_Emphasis">Abstract:</text:span> This paper explores the connection between Fibonacci sequence scaling, the Collatz-Octave model, and natural growth limits. We propose that natural structures—ranging from biological growth patterns to atomic and cosmic formations—follow recursive energy distribution thresholds, where the number 24 emerges as a fundamental scaling step. This work examines the implications of Fibonacci-based quantization in structuring reality, showing how energy transitions follow a recursive self-organizing pattern.</text:p>
      <text:p text:style-name="Text_20_body"><text:span text:style-name="Strong_20_Emphasis">1. Introduction</text:span> Growth and self-organization are fundamental to natural systems, from the branching of trees to the structuring of galaxies. Traditional models of growth rely on Fibonacci sequences and fractal mathematics, yet a deeper recursive rule may underlie these patterns. The Collatz-Octave model, derived from the Collatz sequence and modular arithmetic, suggests that energy distributes itself in quantized steps, with 24 being a key threshold for transitioning between stable states.</text:p>
      <text:p text:style-name="Text_20_body"><text:span text:style-name="Strong_20_Emphasis">2. Background and Mathematical Framework</text:span> The Fibonacci sequence follows a recursive growth law, where each term is the sum of the two preceding terms. In parallel, the Collatz sequence describes an iterative process that reduces numbers via division and multiplication rules, forming stable loops such as 4-2-1. The Collatz-Octave model extends these principles, applying modular arithmetic to analyze energy stabilization points in recursive growth structures.</text:p>
      <text:p text:style-name="Text_20_body">Recent computational analysis has revealed a 24-step periodicity in the Fibonacci sequence when mapped onto the Collatz-Octave framework. This suggests a hidden quantization process where energy organizes itself into stable recursive structures before transitioning to a higher fractal level.</text:p>
      <text:p text:style-name="Text_20_body"><text:span text:style-name="Strong_20_Emphasis">3. The Role of 24 in Natural Systems</text:span> The number 24 appears across multiple domains in physics and biology:</text:p>
      <text:list text:style-name="L1">
        <text:list-item>
          <text:p text:style-name="P2"><text:span text:style-name="Strong_20_Emphasis">Atomic Structure:</text:span> The Leech lattice and bosonic string theory involve 24-dimensional structures, suggesting that 24 governs high-dimensional energy organization. </text:p>
        </text:list-item>
        <text:list-item>
          <text:p text:style-name="P2"><text:span text:style-name="Strong_20_Emphasis">Biological Growth:</text:span> Plants and trees exhibit Fibonacci-based branching patterns that stabilize before forming new structures, aligning with 24-based periodicity. </text:p>
        </text:list-item>
        <text:list-item>
          <text:p text:style-name="P1"><text:span text:style-name="Strong_20_Emphasis">Time Cycles:</text:span> The human circadian rhythm and other biological cycles align with the 24-hour day structure, hinting at a universal growth stabilization pattern. </text:p>
        </text:list-item>
      </text:list>
      <text:p text:style-name="Text_20_body"><text:span text:style-name="Strong_20_Emphasis">4. Fractal Growth and Energy Conservation</text:span> A fundamental feature of fractals is their ability to self-replicate at different scales while maintaining energetic efficiency. We propose that Fibonacci-Collatz recursion acts as a constraint on energy distribution, ensuring that structures form efficiently before transitioning to larger configurations. This aligns with the observed phenomenon where trees, rivers, and even galactic clusters follow self-organizing principles that maximize stability before branching into higher complexity.</text:p>
      <text:p text:style-name="Text_20_body"><text:span text:style-name="Strong_20_Emphasis">5. Predictive Model and Future Research</text:span> Our hypothesis suggests that beyond 24, additional growth thresholds should exist at specific Fibonacci-Collatz scaling points. Further computational and experimental studies could:</text:p>
      <text:list text:style-name="L2">
        <text:list-item>
          <text:p text:style-name="P4">Identify the next stable transition point beyond 24 in fractal-based systems. </text:p>
        </text:list-item>
        <text:list-item>
          <text:p text:style-name="P4"><text:soft-page-break/>Compare Fibonacci-Collatz scaling with known quantum mechanical constraints. </text:p>
        </text:list-item>
        <text:list-item>
          <text:p text:style-name="P3">Examine the role of this recursion in cellular division, crystal formation, and cosmic structuring. </text:p>
        </text:list-item>
      </text:list>
      <text:p text:style-name="Text_20_body"><text:span text:style-name="Strong_20_Emphasis">6. Conclusion</text:span> The discovery of Fibonacci-Collatz scaling offers a new perspective on how nature structures itself at all scales. The emergence of 24 as a fundamental threshold suggests that energy follows recursive stabilization cycles, dictating when systems must transition into new structured forms. Understanding this could lead to breakthroughs in physics, biology, and complexity science, providing a unified theory of structured energy growth.</text:p>
      <text:p text:style-name="Text_20_body"><text:span text:style-name="Strong_20_Emphasis">Keywords:</text:span> Fibonacci sequence, Collatz conjecture, fractal growth, energy quantization, natural scaling, recursive structures, modular arithmetic, Leech lattice, quantum periodicity, biological branchin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23:58:52.224808551</meta:creation-date>
    <dc:date>2025-01-31T23:59:17.958447665</dc:date>
    <meta:editing-duration>PT26S</meta:editing-duration>
    <meta:editing-cycles>1</meta:editing-cycles>
    <meta:document-statistic meta:table-count="0" meta:image-count="0" meta:object-count="0" meta:page-count="2" meta:paragraph-count="16" meta:word-count="553" meta:character-count="4110" meta:non-whitespace-character-count="3575"/>
    <meta:generator>LibreOffice/24.2.7.2$Linux_X86_64 LibreOffice_project/420$Build-2</meta:generator>
  </office:meta>
</office:document-meta>
</file>